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55cm" fo:min-width="6.85cm"/>
    </style:style>
    <style:style style:name="gr2" style:family="graphic" style:parent-style-name="standard">
      <style:graphic-properties draw:stroke="dash" draw:stroke-dash="Dashed_20__28_var_29_" svg:stroke-width="0.081cm" draw:marker-start="" draw:marker-start-width="0.321cm" draw:marker-end-width="0.321cm" draw:fill="none" draw:fill-color="#729fcf" draw:textarea-horizontal-align="justify" draw:textarea-vertical-align="middle" draw:auto-grow-height="false" fo:min-height="15.41cm" fo:min-width="14.66cm" fo:padding-top="0.165cm" fo:padding-bottom="0.165cm" fo:padding-left="0.29cm" fo:padding-right="0.29cm"/>
    </style:style>
    <style:style style:name="gr3" style:family="graphic" style:parent-style-name="standard">
      <style:graphic-properties draw:textarea-horizontal-align="justify" draw:textarea-vertical-align="middle" draw:auto-grow-height="false" fo:min-height="4.55cm" fo:min-width="6.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0.75cm" fo:min-width="0.9cm"/>
    </style:style>
    <style:style style:name="gr6" style:family="graphic" style:parent-style-name="standard">
      <style:graphic-properties draw:textarea-horizontal-align="justify" draw:textarea-vertical-align="middle" draw:auto-grow-height="false" fo:min-height="6.65cm" fo:min-width="3.9cm"/>
    </style:style>
    <style:style style:name="gr7" style:family="graphic" style:parent-style-name="standard">
      <style:graphic-properties draw:fill-color="#3333ff" draw:textarea-horizontal-align="justify" draw:textarea-vertical-align="middle" draw:auto-grow-height="false" fo:min-height="0.75cm" fo:min-width="1cm"/>
    </style:style>
    <style:style style:name="gr8" style:family="graphic" style:parent-style-name="standard">
      <style:graphic-properties draw:fill-color="#ff66cc" draw:textarea-horizontal-align="justify" draw:textarea-vertical-align="middle" draw:auto-grow-height="false" fo:min-height="2.438cm" fo:min-width="5.228cm"/>
    </style:style>
    <style:style style:name="gr9" style:family="graphic" style:parent-style-name="standard">
      <style:graphic-properties draw:textarea-horizontal-align="justify" draw:textarea-vertical-align="middle" draw:auto-grow-height="false" fo:min-height="3.15cm" fo:min-width="7.3cm"/>
    </style:style>
    <style:style style:name="gr10" style:family="graphic" style:parent-style-name="standard">
      <style:graphic-properties draw:fill-color="#ff99ff" draw:textarea-horizontal-align="justify" draw:textarea-vertical-align="middle" draw:auto-grow-height="false" fo:min-height="0.6cm" fo:min-width="0.986cm"/>
    </style:style>
    <style:style style:name="gr11" style:family="graphic" style:parent-style-name="standard">
      <style:graphic-properties draw:textarea-horizontal-align="justify" draw:textarea-vertical-align="middle" draw:auto-grow-height="false" fo:min-height="1.15cm" fo:min-width="2.2cm"/>
    </style:style>
    <style:style style:name="gr12" style:family="graphic" style:parent-style-name="standard">
      <style:graphic-properties draw:stroke="dash" draw:stroke-dash="Dashed_20__28_var_29_" svg:stroke-width="0.081cm" draw:marker-start="" draw:marker-start-width="0.321cm" draw:marker-end-width="0.321cm" draw:fill="none" draw:fill-color="#729fcf" draw:textarea-horizontal-align="justify" draw:textarea-vertical-align="middle" draw:auto-grow-height="false" fo:min-height="7.18cm" fo:min-width="6.73cm" fo:padding-top="0.165cm" fo:padding-bottom="0.165cm" fo:padding-left="0.29cm" fo:padding-right="0.29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2.35cm" fo:min-width="6.6cm"/>
    </style:style>
    <style:style style:name="P1" style:family="paragraph">
      <style:paragraph-properties fo:text-align="center"/>
      <style:text-properties fo:color="#009999"/>
    </style:style>
    <style:style style:name="P2" style:family="paragraph">
      <loext:graphic-properties draw:fill-color="#ffffff"/>
      <style:paragraph-properties fo:text-align="center"/>
      <style:text-properties fo:color="#009999" fo:font-size="20pt" style:font-size-asian="20pt" style:font-size-complex="20pt"/>
    </style:style>
    <style:style style:name="P3" style:family="paragraph">
      <loext:graphic-properties draw:fill="none" draw:fill-color="#729fc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ffffff" fo:font-size="40pt" style:font-size-asian="40pt" style:font-size-complex="4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style:use-window-font-color="true" fo:background-color="transparent"/>
    </style:style>
    <style:style style:name="P8" style:family="paragraph">
      <loext:graphic-properties draw:fill-color="#ffff00"/>
      <style:paragraph-properties fo:text-align="center"/>
      <style:text-properties style:use-window-font-color="true" fo:background-color="transparent"/>
    </style:style>
    <style:style style:name="P9" style:family="paragraph">
      <style:paragraph-properties fo:text-align="center"/>
      <style:text-properties fo:color="#ffffff"/>
    </style:style>
    <style:style style:name="P10" style:family="paragraph">
      <style:paragraph-properties fo:text-align="center"/>
      <style:text-properties fo:color="#ffffff" fo:background-color="transparent"/>
    </style:style>
    <style:style style:name="P11" style:family="paragraph">
      <loext:graphic-properties draw:fill-color="#3333ff"/>
      <style:paragraph-properties fo:text-align="center"/>
      <style:text-properties fo:color="#ffffff" fo:background-color="transparent"/>
    </style:style>
    <style:style style:name="P12" style:family="paragraph">
      <loext:graphic-properties draw:fill-color="#ff66cc"/>
      <style:paragraph-properties fo:text-align="center"/>
    </style:style>
    <style:style style:name="P13" style:family="paragraph">
      <loext:graphic-properties draw:fill-color="#ff99ff"/>
      <style:paragraph-properties fo:text-align="center"/>
    </style:style>
    <style:style style:name="P14" style:family="paragraph">
      <style:paragraph-properties fo:text-align="center"/>
      <style:text-properties fo:color="#ffffff" fo:font-size="22pt" style:font-size-asian="22pt" style:font-size-complex="22pt"/>
    </style:style>
    <style:style style:name="T1" style:family="text">
      <style:text-properties fo:color="#009999" fo:font-size="20pt" style:font-size-asian="20pt" style:font-size-complex="20pt"/>
    </style:style>
    <style:style style:name="T2" style:family="text">
      <style:text-properties fo:color="#ffffff" fo:font-size="40pt" style:font-size-asian="40pt" style:font-size-complex="40pt"/>
    </style:style>
    <style:style style:name="T3" style:family="text">
      <style:text-properties style:use-window-font-color="true" fo:background-color="transparent"/>
    </style:style>
    <style:style style:name="T4" style:family="text">
      <style:text-properties fo:color="#ffffff" fo:background-color="transparen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color="#ffffff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35cm" svg:height="1.8cm" svg:x="1.05cm" svg:y="7.4cm">
          <text:p text:style-name="P1"><text:span text:style-name="T1">192.168.2.&lt; &gt;</text:span></text:p>
          <text:p text:style-name="P1"><text:span text:style-name="T1">Gateway 192.168.2.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6.8cm" svg:height="17.3cm" svg:x="11.2cm" svg:y="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7.4cm" svg:height="4.8cm" svg:x="1cm" svg:y="2.4cm">
          <text:p text:style-name="P4"><text:span text:style-name="T2">I</text:span><text:span text:style-name="T2">S</text:span><text:span text:style-name="T2">P </text:span><text:span text:style-name="T2">M</text:span><text:span text:style-name="T2">o</text:span><text:span text:style-name="T2">d</text:span><text:span text:style-name="T2">e</text:span><text:span text:style-name="T2">m</text:span></text:p>
          <text:p text:style-name="P4"><text:span text:style-name="T2">R</text:span><text:span text:style-name="T2">o</text:span><text:span text:style-name="T2">ut</text:span><text:span text:style-name="T2">e</text:span><text:span text:style-name="T2">r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8.4cm" svg:y1="4.8cm" svg:x2="11.7cm" svg:y2="4.8cm">
          <text:p/>
        </draw:line>
        <draw:custom-shape draw:style-name="gr5" draw:text-style-name="P8" draw:layer="layout" svg:width="1.4cm" svg:height="1cm" svg:x="8.4cm" svg:y="3.8cm">
          <text:p text:style-name="P7"><text:span text:style-name="T3">L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4.4cm" svg:height="6.9cm" svg:x="11.7cm" svg:y="2.3cm">
          <text:p text:style-name="P9"><text:span text:style-name="T2">Archer</text:span></text:p>
          <text:p text:style-name="P9"><text:span text:style-name="T2">C7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5cm" svg:height="1cm" svg:x="10.2cm" svg:y="4.9cm">
          <text:p text:style-name="P10"><text:span text:style-name="T4">W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16.1cm" svg:y1="3.3cm" svg:x2="19.4cm" svg:y2="3.3cm">
          <text:p/>
        </draw:line>
        <draw:custom-shape draw:style-name="gr8" draw:text-style-name="P12" draw:layer="layout" svg:width="8.1cm" svg:height="3.8cm" svg:x="19.2cm" svg:y="1.4cm">
          <text:p text:style-name="P4"><text:span text:style-name="T5">All wireless devi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6" draw:layer="layout" svg:x1="16.1cm" svg:y1="8.3cm" svg:x2="19.4cm" svg:y2="8.3cm">
          <text:p/>
        </draw:line>
        <draw:custom-shape draw:style-name="gr9" draw:text-style-name="P5" draw:layer="layout" svg:width="7.8cm" svg:height="3.4cm" svg:x="19.4cm" svg:y="7.2cm">
          <text:p text:style-name="P4"><text:span text:style-name="T2">DLink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.1cm" svg:height="1.2cm" svg:x="16.6cm" svg:y="2.1cm">
          <text:p text:style-name="P4">WL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1.4cm" svg:height="1cm" svg:x="16.1cm" svg:y="7.3cm">
          <text:p text:style-name="P7"><text:span text:style-name="T3">L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1.4cm" svg:height="1cm" svg:x="18cm" svg:y="8.4cm">
          <text:p text:style-name="P7"><text:span text:style-name="T3">L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20.8cm" svg:y1="10.6cm" svg:x2="20.8cm" svg:y2="12.4cm">
          <text:p/>
        </draw:line>
        <draw:custom-shape draw:style-name="gr11" draw:text-style-name="P14" draw:layer="layout" svg:width="5.4cm" svg:height="4.2cm" svg:x="18.1cm" svg:y="13.2cm">
          <text:p text:style-name="P14"><text:span text:style-name="T6">Servers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8" draw:layer="layout" svg:width="1.4cm" svg:height="1cm" svg:x="20.1cm" svg:y="12.2cm">
          <text:p text:style-name="P7"><text:span text:style-name="T3">L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1.4cm" svg:height="1cm" svg:x="20.8cm" svg:y="10.6cm">
          <text:p text:style-name="P7"><text:span text:style-name="T3">L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8.1cm" svg:height="8.3cm" svg:x="0.7cm" svg:y="1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7.1cm" svg:height="2.6cm" svg:x="11.7cm" svg:y="11.5cm">
          <text:p text:style-name="P1"><text:span text:style-name="T1">192.168.0.&lt; &gt;</text:span></text:p>
          <text:p text:style-name="P1"><text:span text:style-name="T1">Gateway 192.168.0.1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7T00:24:06.174989405</meta:creation-date>
    <dc:date>2017-08-27T00:47:54.308199532</dc:date>
    <meta:editing-duration>PT23M47S</meta:editing-duration>
    <meta:editing-cycles>6</meta:editing-cycles>
    <meta:generator>LibreOffice/5.1.6.2$Linux_X86_64 LibreOffice_project/10m0$Build-2</meta:generator>
    <meta:document-statistic meta:object-count="20"/>
  </office:meta>
</office:document-meta>
</file>